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CB0000027B962AA7FC7A22B31F.png" manifest:media-type="image/png"/>
  <manifest:file-entry manifest:full-path="Pictures/10000200000002CF00000041CC646637578FD2EB.png" manifest:media-type="image/png"/>
  <manifest:file-entry manifest:full-path="Pictures/10000201000004D90000000F41F8D5A7207CD988.png" manifest:media-type="image/png"/>
  <manifest:file-entry manifest:full-path="Pictures/10000201000001CB0000027B11695CCD4A476583.png" manifest:media-type="image/png"/>
  <manifest:file-entry manifest:full-path="Pictures/10000000000009C400000652C22564D9346F718D.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Open Sans" svg:font-family="'Open Sans'"/>
    <style:font-face style:name="Palatino Linotype" svg:font-family="'Palatino Linotyp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 style:family="graphic">
      <style:graphic-properties style:protect="size"/>
    </style:style>
    <style:style style:name="pr1" style:family="presentation" style:parent-style-name="Title_20_Slide_20_1_20_Dark-title">
      <style:graphic-properties draw:stroke="none" svg:stroke-width="0cm" draw:fill="none" draw:textarea-vertical-align="bottom" draw:auto-grow-height="false" draw:fit-to-size="false" style:shrink-to-fit="false" fo:min-height="5.246cm" fo:padding-top="0.127cm" fo:padding-bottom="0.127cm" fo:padding-left="0.254cm" fo:padding-right="0.254cm" fo:wrap-option="wrap"/>
    </style:style>
    <style:style style:name="pr2" style:family="presentation" style:parent-style-name="Title_20_Slide_20_1_20_Dark-subtitle">
      <style:graphic-properties draw:stroke="none" svg:stroke-width="0cm" draw:fill="none" draw:fill-color="#ffffff" draw:textarea-vertical-align="top" draw:auto-grow-height="false" draw:fit-to-size="false" style:shrink-to-fit="false" fo:min-height="18.22cm" fo:padding-top="0.127cm" fo:padding-bottom="0.127cm" fo:padding-left="0.254cm" fo:padding-right="0.254cm" fo:wrap-option="wrap"/>
    </style:style>
    <style:style style:name="pr3" style:family="presentation" style:parent-style-name="Title_20_Slide_20_1_20_Dark-notes" style:list-style-name="L6">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style>
    <style:style style:name="pr4" style:family="presentation" style:parent-style-name="TS1_20_-_20_1_20_Column-outline1">
      <style:graphic-properties draw:stroke="none" svg:stroke-width="0cm" draw:fill="none" draw:textarea-vertical-align="top" draw:auto-grow-height="false" draw:fit-to-size="shrink-to-fit" style:shrink-to-fit="true" fo:min-height="17.969cm" fo:padding-top="0.127cm" fo:padding-bottom="0.127cm" fo:padding-left="0.254cm" fo:padding-right="0.254cm" fo:wrap-option="wrap"/>
    </style:style>
    <style:style style:name="pr5" style:family="presentation" style:parent-style-name="TS1_20_-_20_1_20_Column-title">
      <style:graphic-properties draw:stroke="none" svg:stroke-width="0cm" draw:fill="none" draw:textarea-vertical-align="middle" draw:auto-grow-height="false" draw:fit-to-size="shrink-to-fit" style:shrink-to-fit="true" fo:min-height="5.246cm" fo:padding-top="0.127cm" fo:padding-bottom="0.127cm" fo:padding-left="0.254cm" fo:padding-right="0.254cm" fo:wrap-option="wrap"/>
    </style:style>
    <style:style style:name="pr6" style:family="presentation" style:parent-style-name="TS1_20_-_20_1_20_Column-notes" style:list-style-name="L6">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style>
    <style:style style:name="pr7" style:family="presentation" style:parent-style-name="TS2_20_-_20_1_20_Column-outline1" style:list-style-name="L7">
      <style:graphic-properties draw:stroke="none" svg:stroke-width="0cm" draw:fill="none" draw:textarea-vertical-align="top" draw:auto-grow-height="false" draw:fit-to-size="shrink-to-fit" style:shrink-to-fit="true" fo:min-height="17.969cm" fo:padding-top="0.127cm" fo:padding-bottom="0.127cm" fo:padding-left="0.254cm" fo:padding-right="0.254cm" fo:wrap-option="wrap"/>
    </style:style>
    <style:style style:name="pr8" style:family="presentation" style:parent-style-name="TS2_20_-_20_1_20_Column-title" style:list-style-name="L8">
      <style:graphic-properties draw:stroke="none" svg:stroke-width="0cm" draw:fill="none" draw:textarea-vertical-align="middle" draw:auto-grow-height="false" draw:fit-to-size="shrink-to-fit" style:shrink-to-fit="true" fo:min-height="5.246cm" fo:padding-top="0.127cm" fo:padding-bottom="0.127cm" fo:padding-left="0.254cm" fo:padding-right="0.254cm" fo:wrap-option="wrap"/>
    </style:style>
    <style:style style:name="pr9" style:family="presentation" style:parent-style-name="TS2_20_-_20_1_20_Column-outline1" style:list-style-name="L9">
      <style:graphic-properties draw:stroke="none" svg:stroke-width="0cm" draw:fill="none" draw:textarea-vertical-align="top" draw:auto-grow-height="false" draw:fit-to-size="false" style:shrink-to-fit="false" fo:min-height="17.969cm" fo:padding-top="0.127cm" fo:padding-bottom="0.127cm" fo:padding-left="0.254cm" fo:padding-right="0.254cm" fo:wrap-option="wrap"/>
    </style:style>
    <style:style style:name="pr10" style:family="presentation" style:parent-style-name="TS2_20_-_20_1_20_Column-notes" style:list-style-name="L6">
      <style:graphic-properties draw:stroke="none" svg:stroke-width="0cm" draw:fill="none" draw:fill-color="#ffffff" draw:textarea-vertical-align="top" draw:auto-grow-height="false" draw:fit-to-size="false" style:shrink-to-fit="false" fo:min-height="14.136cm" fo:padding-top="0.127cm" fo:padding-bottom="0.127cm" fo:padding-left="0.254cm" fo:padding-right="0.254cm" fo:wrap-option="wrap"/>
    </style:style>
    <style:style style:name="P1"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end"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40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8" style:family="paragraph">
      <style:paragraph-properties fo:margin-left="0cm" fo:margin-right="0cm" fo:margin-top="0cm" fo:margin-bottom="0cm" fo:line-height="90%" fo:text-align="start" fo:text-indent="0cm" style:writing-mode="lr-tb"/>
    </style:style>
    <style:style style:name="P9" style:family="paragraph">
      <loext:graphic-properties draw:fill="none"/>
      <style:paragraph-properties fo:text-align="start" style:font-independent-line-spacing="true"/>
      <style:text-properties fo:font-size="36pt"/>
    </style:style>
    <style:style style:name="P1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353cm" fo:margin-bottom="0cm" fo:line-height="90%" fo:text-align="start" fo:text-indent="0cm" style:writing-mode="lr-tb" style:font-independent-line-spacing="true"/>
      <style:text-properties fo:font-variant="normal" fo:text-transform="none" fo:color="#002554"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P12"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variant="normal" fo:text-transform="none" fo:color="#002554" style:text-line-through-style="none" style:text-line-through-type="none" style:text-position="0% 100%" style:font-name="Palatino Linotype" fo:font-size="60pt" fo:letter-spacing="normal" fo:font-style="normal" style:text-underline-style="none" fo:font-weight="bold" style:font-name-asian="Palatino Linotype" style:font-size-asian="60pt" style:font-style-asian="normal" style:font-weight-asian="bold" style:font-name-complex="Palatino Linotype" style:font-size-complex="60pt" style:font-style-complex="normal" style:font-weight-complex="bold"/>
    </style:style>
    <style:style style:name="P13" style:family="paragraph">
      <loext:graphic-properties draw:fill="none"/>
      <style:paragraph-properties fo:margin-left="1.27cm" fo:margin-right="0cm" fo:margin-top="0.353cm" fo:margin-bottom="0cm" fo:line-height="90%" fo:text-align="start" fo:text-indent="-0.634cm" style:writing-mode="lr-tb" style:font-independent-line-spacing="true">
        <style:tab-stops>
          <style:tab-stop style:position="0cm"/>
        </style:tab-stops>
      </style:paragraph-properties>
      <style:text-properties fo:font-variant="normal" fo:text-transform="none" fo:color="#002554"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1" style:family="text">
      <style:text-properties fo:font-variant="normal" fo:text-transform="none" fo:color="#ffffff" style:text-line-through-style="none" style:text-line-through-type="none" style:text-position="0% 100%" style:font-name="Palatino Linotype" fo:font-size="60pt" fo:letter-spacing="normal" fo:font-style="normal" style:text-underline-style="none" fo:font-weight="bold" style:font-name-asian="Palatino Linotype" style:font-size-asian="60pt" style:font-style-asian="normal" style:font-weight-asian="bold" style:font-name-complex="Palatino Linotype" style:font-size-complex="6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4" style:family="text">
      <style:text-properties fo:font-variant="normal" fo:text-transform="none" fo:color="#002554"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5" style:family="text">
      <style:text-properties fo:font-variant="normal" fo:text-transform="none" fo:color="#002554" style:text-line-through-style="none" style:text-line-through-type="none" style:text-position="0% 100%" style:font-name="Palatino Linotype" fo:font-size="60pt" fo:letter-spacing="normal" fo:font-style="normal" style:text-underline-style="none" fo:font-weight="bold" style:font-name-asian="Palatino Linotype" style:font-size-asian="60pt" style:font-style-asian="normal" style:font-weight-asian="bold" style:font-name-complex="Palatino Linotype" style:font-size-complex="6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style:font-name="Arial" fo:color="#00255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25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style:font-name="Arial" fo:color="#00255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fo:color="#0025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9cm" text:min-label-width="0.9cm"/>
        <style:text-properties fo:color="#0025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1_20_Dark">
        <draw:frame draw:name="Google Shape;113;p1" presentation:style-name="pr1" draw:text-style-name="P2" draw:layer="layout" svg:width="33.018cm" svg:height="3.668cm" svg:x="19.458cm" svg:y="12.442cm" presentation:class="title" presentation:user-transformed="true">
          <draw:text-box>
            <text:p text:style-name="P1"><text:span text:style-name="T1">RESEARCH TITLE</text:span></text:p>
          </draw:text-box>
        </draw:frame>
        <draw:frame draw:name="Google Shape;114;p1" presentation:style-name="pr2" draw:text-style-name="P4" draw:layer="layout" svg:width="33.018cm" svg:height="3.406cm" svg:x="19.503cm" svg:y="19.094cm" presentation:class="subtitle" presentation:user-transformed="true">
          <draw:text-box>
            <text:p text:style-name="P1"><text:span text:style-name="T2">H. <text:s/>Ryott Glayzer</text:span></text:p>
            <text:p text:style-name="P3"><text:span text:style-name="T2">Dr. Richard Schnee</text:span></text:p>
          </draw:text-box>
        </draw:frame>
        <draw:custom-shape draw:name="Google Shape;115;p1" draw:style-name="gr1" draw:text-style-name="P6" draw:layer="layout" svg:width="31.156cm" svg:height="3.303cm" svg:x="21.759cm" svg:y="5.757cm">
          <text:p text:style-name="P5"><text:span text:style-name="T3">2024 Research Symposium</text:span></text:p>
          <text:p text:style-name="P5"><text:span text:style-name="T3">April 9, 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0;p1:notes" presentation:style-name="pr3" draw:text-style-name="P7" draw:layer="layout" svg:width="44.678cm" svg:height="12.373cm" svg:x="5.583cm" svg:y="15.117cm" presentation:class="notes" presentation:placeholder="true" presentation:user-transformed="true">
            <draw:text-box/>
          </draw:frame>
          <draw:page-thumbnail draw:name="Google Shape;111;p1:notes" draw:style-name="gr2" draw:layer="layout" svg:width="18.837cm" svg:height="10.6cm" svg:x="18.503cm" svg:y="3.929cm" draw:page-number="1" presentation:class="page"/>
        </presentation:notes>
      </draw:page>
      <draw:page draw:name="RESEARCH OVERVIEW" draw:style-name="dp1" draw:master-page-name="TS1_20_-_20_1_20_Column">
        <draw:frame draw:name="Google Shape;120;p2" presentation:style-name="pr4" draw:text-style-name="P9" draw:layer="layout" svg:width="43.941cm" svg:height="21.993cm" svg:x="9.398cm" svg:y="7.124cm" presentation:class="outline" presentation:user-transformed="true">
          <draw:text-box>
            <text:list text:style-name="L4">
              <text:list-item>
                <text:p text:style-name="P8"><text:span text:style-name="T4">Describe at a high-level the topic of your research and what problem it solves. Write it as if you were explaining it to a 12-year-old.</text:span></text:p>
              </text:list-item>
            </text:list>
          </draw:text-box>
        </draw:frame>
        <draw:frame draw:name="Google Shape;121;p2" presentation:style-name="pr5" draw:text-style-name="P2" draw:layer="layout" svg:width="43.941cm" svg:height="5.451cm" svg:x="9.398cm" svg:y="1.671cm" presentation:class="title" presentation:user-transformed="true">
          <draw:text-box>
            <text:p text:style-name="P10"><text:span text:style-name="T5">RESEARCH OVERVIEW</text:span></text:p>
          </draw:text-box>
        </draw:frame>
        <presentation:notes draw:style-name="dp2">
          <draw:frame draw:name="Google Shape;117;p2:notes" presentation:style-name="pr6" draw:text-style-name="P7" draw:layer="layout" svg:width="44.678cm" svg:height="12.373cm" svg:x="5.583cm" svg:y="15.117cm" presentation:class="notes" presentation:placeholder="true" presentation:user-transformed="true">
            <draw:text-box/>
          </draw:frame>
          <draw:page-thumbnail draw:name="Google Shape;118;p2:notes" draw:style-name="gr2" draw:layer="layout" svg:width="18.837cm" svg:height="10.6cm" svg:x="18.503cm" svg:y="3.929cm" draw:page-number="2" presentation:class="page"/>
        </presentation:notes>
      </draw:page>
      <draw:page draw:name="page3" draw:style-name="dp1" draw:master-page-name="TS2_20_-_20_1_20_Column">
        <draw:frame draw:name="Google Shape;126;p3" presentation:style-name="pr7" draw:text-style-name="P11" draw:layer="layout" svg:width="43.941cm" svg:height="20.316cm" svg:x="9.398cm" svg:y="8.8cm" presentation:class="outline" presentation:placeholder="true" presentation:user-transformed="true">
          <draw:text-box/>
        </draw:frame>
        <draw:frame draw:name="Google Shape;127;p3" presentation:style-name="pr8" draw:text-style-name="P12" draw:layer="layout" svg:width="43.941cm" svg:height="5.452cm" svg:x="9.398cm" svg:y="1.671cm" presentation:class="title" presentation:placeholder="true" presentation:user-transformed="true">
          <draw:text-box/>
        </draw:frame>
        <draw:frame draw:name="Google Shape;128;p3" presentation:style-name="pr9" draw:text-style-name="P13" draw:layer="layout" svg:width="43.941cm" svg:height="1.581cm" svg:x="9.398cm" svg:y="7.124cm" presentation:class="outline" presentation:placeholder="true" presentation:user-transformed="true">
          <draw:text-box/>
        </draw:frame>
        <presentation:notes draw:style-name="dp2">
          <draw:frame draw:name="Google Shape;123;p3:notes" presentation:style-name="pr10" draw:text-style-name="P7" draw:layer="layout" svg:width="44.678cm" svg:height="12.373cm" svg:x="5.583cm" svg:y="15.117cm" presentation:class="notes" presentation:placeholder="true" presentation:user-transformed="true">
            <draw:text-box/>
          </draw:frame>
          <draw:page-thumbnail draw:name="Google Shape;124;p3:notes" draw:style-name="gr2" draw:layer="layout" svg:width="18.837cm" svg:height="10.6cm" svg:x="18.503cm" svg:y="3.929cm" draw:page-number="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Open Sans" svg:font-family="'Open Sans'"/>
    <style:font-face style:name="Palatino Linotype" svg:font-family="'Palatino Linotyp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1_20_Dark-background" style:display-name="Title Slide 1 Dark-background" style:family="presentation">
      <style:graphic-properties draw:stroke="none" draw:fill="solid" draw:fill-color="#ffffff"/>
      <style:text-properties style:letter-kerning="true"/>
    </style:style>
    <style:style style:name="Title_20_Slide_20_1_20_Dark-backgroundobjects" style:display-name="Title Slide 1 Dark-backgroundobjects" style:family="presentation">
      <style:graphic-properties draw:textarea-horizontal-align="justify" draw:shadow="hidden" draw:shadow-offset-x="0.2cm" draw:shadow-offset-y="0.2cm" draw:shadow-color="#808080"/>
      <style:text-properties style:letter-kerning="true"/>
    </style:style>
    <style:style style:name="Title_20_Slide_20_1_20_Dark-notes" style:display-name="Title Slide 1 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1_20_Dark-outline1" style:display-name="Title Slide 1 Dark-outline1" style:family="presentation">
      <style:graphic-properties draw:stroke="none" draw:fill="none" draw:auto-grow-height="false" draw:fit-to-size="shrink-to-fit" style:shrink-to-fit="true">
        <text:list-style style:name="Title_20_Slide_20_1_20_Dark-outline1" style:display-name="Title Slide 1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20_1_20_Dark-outline2" style:display-name="Title Slide 1 Dark-outline2" style:family="presentation" style:parent-style-name="Title_20_Slide_20_1_20_Dar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1_20_Dark-outline3" style:display-name="Title Slide 1 Dark-outline3" style:family="presentation" style:parent-style-name="Title_20_Slide_20_1_20_Dar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1_20_Dark-outline4" style:display-name="Title Slide 1 Dark-outline4" style:family="presentation" style:parent-style-name="Title_20_Slide_20_1_20_Dar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1_20_Dark-outline5" style:display-name="Title Slide 1 Dark-outline5" style:family="presentation" style:parent-style-name="Title_20_Slide_20_1_20_Dark-outline4">
      <style:paragraph-properties fo:margin-top="0.1cm" fo:margin-bottom="0cm"/>
      <style:text-properties fo:font-size="20pt" style:font-size-asian="20pt" style:font-size-complex="20pt"/>
    </style:style>
    <style:style style:name="Title_20_Slide_20_1_20_Dark-outline6" style:display-name="Title Slide 1 Dark-outline6" style:family="presentation" style:parent-style-name="Title_20_Slide_20_1_20_Dark-outline5">
      <style:paragraph-properties fo:margin-top="0.1cm" fo:margin-bottom="0cm"/>
      <style:text-properties fo:font-size="20pt" style:font-size-asian="20pt" style:font-size-complex="20pt"/>
    </style:style>
    <style:style style:name="Title_20_Slide_20_1_20_Dark-outline7" style:display-name="Title Slide 1 Dark-outline7" style:family="presentation" style:parent-style-name="Title_20_Slide_20_1_20_Dark-outline6">
      <style:paragraph-properties fo:margin-top="0.1cm" fo:margin-bottom="0cm"/>
      <style:text-properties fo:font-size="20pt" style:font-size-asian="20pt" style:font-size-complex="20pt"/>
    </style:style>
    <style:style style:name="Title_20_Slide_20_1_20_Dark-outline8" style:display-name="Title Slide 1 Dark-outline8" style:family="presentation" style:parent-style-name="Title_20_Slide_20_1_20_Dark-outline7">
      <style:paragraph-properties fo:margin-top="0.1cm" fo:margin-bottom="0cm"/>
      <style:text-properties fo:font-size="20pt" style:font-size-asian="20pt" style:font-size-complex="20pt"/>
    </style:style>
    <style:style style:name="Title_20_Slide_20_1_20_Dark-outline9" style:display-name="Title Slide 1 Dark-outline9" style:family="presentation" style:parent-style-name="Title_20_Slide_20_1_20_Dark-outline8">
      <style:paragraph-properties fo:margin-top="0.1cm" fo:margin-bottom="0cm"/>
      <style:text-properties fo:font-size="20pt" style:font-size-asian="20pt" style:font-size-complex="20pt"/>
    </style:style>
    <style:style style:name="Title_20_Slide_20_1_20_Dark-subtitle" style:display-name="Title Slide 1 Dark-subtitle" style:family="presentation">
      <style:graphic-properties draw:stroke="none" draw:fill="none" draw:textarea-vertical-align="middle">
        <text:list-style style:name="Title_20_Slide_20_1_20_Dark-subtitle" style:display-name="Title Slide 1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1_20_Dark-title" style:display-name="Title Slide 1 Dark-title" style:family="presentation">
      <style:graphic-properties draw:stroke="none" draw:fill="none" draw:textarea-vertical-align="middle">
        <text:list-style style:name="Title_20_Slide_20_1_20_Dark-title" style:display-name="Title Slide 1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S1_20_-_20_1_20_Column-background" style:display-name="TS1 - 1 Column-background" style:family="presentation">
      <style:graphic-properties draw:stroke="none" draw:fill="solid" draw:fill-color="#ffffff"/>
      <style:text-properties style:letter-kerning="true"/>
    </style:style>
    <style:style style:name="TS1_20_-_20_1_20_Column-backgroundobjects" style:display-name="TS1 - 1 Column-backgroundobjects" style:family="presentation">
      <style:graphic-properties draw:textarea-horizontal-align="justify" draw:shadow="hidden" draw:shadow-offset-x="0.2cm" draw:shadow-offset-y="0.2cm" draw:shadow-color="#808080"/>
      <style:text-properties style:letter-kerning="true"/>
    </style:style>
    <style:style style:name="TS1_20_-_20_1_20_Column-notes" style:display-name="TS1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S1_20_-_20_1_20_Column-outline1" style:display-name="TS1 - 1 Column-outline1" style:family="presentation">
      <style:graphic-properties draw:stroke="none" draw:fill="none" draw:auto-grow-height="false" draw:fit-to-size="shrink-to-fit" style:shrink-to-fit="true">
        <text:list-style style:name="TS1_20_-_20_1_20_Column-outline1" style:display-name="TS1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S1_20_-_20_1_20_Column-outline2" style:display-name="TS1 - 1 Column-outline2" style:family="presentation" style:parent-style-name="TS1_20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S1_20_-_20_1_20_Column-outline3" style:display-name="TS1 - 1 Column-outline3" style:family="presentation" style:parent-style-name="TS1_20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S1_20_-_20_1_20_Column-outline4" style:display-name="TS1 - 1 Column-outline4" style:family="presentation" style:parent-style-name="TS1_20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S1_20_-_20_1_20_Column-outline5" style:display-name="TS1 - 1 Column-outline5" style:family="presentation" style:parent-style-name="TS1_20_-_20_1_20_Column-outline4">
      <style:paragraph-properties fo:margin-top="0.1cm" fo:margin-bottom="0cm"/>
      <style:text-properties fo:font-size="20pt" style:font-size-asian="20pt" style:font-size-complex="20pt"/>
    </style:style>
    <style:style style:name="TS1_20_-_20_1_20_Column-outline6" style:display-name="TS1 - 1 Column-outline6" style:family="presentation" style:parent-style-name="TS1_20_-_20_1_20_Column-outline5">
      <style:paragraph-properties fo:margin-top="0.1cm" fo:margin-bottom="0cm"/>
      <style:text-properties fo:font-size="20pt" style:font-size-asian="20pt" style:font-size-complex="20pt"/>
    </style:style>
    <style:style style:name="TS1_20_-_20_1_20_Column-outline7" style:display-name="TS1 - 1 Column-outline7" style:family="presentation" style:parent-style-name="TS1_20_-_20_1_20_Column-outline6">
      <style:paragraph-properties fo:margin-top="0.1cm" fo:margin-bottom="0cm"/>
      <style:text-properties fo:font-size="20pt" style:font-size-asian="20pt" style:font-size-complex="20pt"/>
    </style:style>
    <style:style style:name="TS1_20_-_20_1_20_Column-outline8" style:display-name="TS1 - 1 Column-outline8" style:family="presentation" style:parent-style-name="TS1_20_-_20_1_20_Column-outline7">
      <style:paragraph-properties fo:margin-top="0.1cm" fo:margin-bottom="0cm"/>
      <style:text-properties fo:font-size="20pt" style:font-size-asian="20pt" style:font-size-complex="20pt"/>
    </style:style>
    <style:style style:name="TS1_20_-_20_1_20_Column-outline9" style:display-name="TS1 - 1 Column-outline9" style:family="presentation" style:parent-style-name="TS1_20_-_20_1_20_Column-outline8">
      <style:paragraph-properties fo:margin-top="0.1cm" fo:margin-bottom="0cm"/>
      <style:text-properties fo:font-size="20pt" style:font-size-asian="20pt" style:font-size-complex="20pt"/>
    </style:style>
    <style:style style:name="TS1_20_-_20_1_20_Column-subtitle" style:display-name="TS1 - 1 Column-subtitle" style:family="presentation">
      <style:graphic-properties draw:stroke="none" draw:fill="none" draw:textarea-vertical-align="middle">
        <text:list-style style:name="TS1_20_-_20_1_20_Column-subtitle" style:display-name="TS1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S1_20_-_20_1_20_Column-title" style:display-name="TS1 - 1 Column-title" style:family="presentation">
      <style:graphic-properties draw:stroke="none" draw:fill="none" draw:textarea-vertical-align="middle">
        <text:list-style style:name="TS1_20_-_20_1_20_Column-title" style:display-name="TS1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S2_20_-_20_1_20_Column-background" style:display-name="TS2 - 1 Column-background" style:family="presentation">
      <style:graphic-properties draw:stroke="none" draw:fill="solid" draw:fill-color="#ffffff"/>
      <style:text-properties style:letter-kerning="true"/>
    </style:style>
    <style:style style:name="TS2_20_-_20_1_20_Column-backgroundobjects" style:display-name="TS2 - 1 Column-backgroundobjects" style:family="presentation">
      <style:graphic-properties draw:textarea-horizontal-align="justify" draw:shadow="hidden" draw:shadow-offset-x="0.2cm" draw:shadow-offset-y="0.2cm" draw:shadow-color="#808080"/>
      <style:text-properties style:letter-kerning="true"/>
    </style:style>
    <style:style style:name="TS2_20_-_20_1_20_Column-notes" style:display-name="TS2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S2_20_-_20_1_20_Column-outline1" style:display-name="TS2 - 1 Column-outline1" style:family="presentation">
      <style:graphic-properties draw:stroke="none" draw:fill="none" draw:auto-grow-height="false" draw:fit-to-size="shrink-to-fit" style:shrink-to-fit="true">
        <text:list-style style:name="TS2_20_-_20_1_20_Column-outline1" style:display-name="TS2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S2_20_-_20_1_20_Column-outline2" style:display-name="TS2 - 1 Column-outline2" style:family="presentation" style:parent-style-name="TS2_20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S2_20_-_20_1_20_Column-outline3" style:display-name="TS2 - 1 Column-outline3" style:family="presentation" style:parent-style-name="TS2_20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S2_20_-_20_1_20_Column-outline4" style:display-name="TS2 - 1 Column-outline4" style:family="presentation" style:parent-style-name="TS2_20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S2_20_-_20_1_20_Column-outline5" style:display-name="TS2 - 1 Column-outline5" style:family="presentation" style:parent-style-name="TS2_20_-_20_1_20_Column-outline4">
      <style:paragraph-properties fo:margin-top="0.1cm" fo:margin-bottom="0cm"/>
      <style:text-properties fo:font-size="20pt" style:font-size-asian="20pt" style:font-size-complex="20pt"/>
    </style:style>
    <style:style style:name="TS2_20_-_20_1_20_Column-outline6" style:display-name="TS2 - 1 Column-outline6" style:family="presentation" style:parent-style-name="TS2_20_-_20_1_20_Column-outline5">
      <style:paragraph-properties fo:margin-top="0.1cm" fo:margin-bottom="0cm"/>
      <style:text-properties fo:font-size="20pt" style:font-size-asian="20pt" style:font-size-complex="20pt"/>
    </style:style>
    <style:style style:name="TS2_20_-_20_1_20_Column-outline7" style:display-name="TS2 - 1 Column-outline7" style:family="presentation" style:parent-style-name="TS2_20_-_20_1_20_Column-outline6">
      <style:paragraph-properties fo:margin-top="0.1cm" fo:margin-bottom="0cm"/>
      <style:text-properties fo:font-size="20pt" style:font-size-asian="20pt" style:font-size-complex="20pt"/>
    </style:style>
    <style:style style:name="TS2_20_-_20_1_20_Column-outline8" style:display-name="TS2 - 1 Column-outline8" style:family="presentation" style:parent-style-name="TS2_20_-_20_1_20_Column-outline7">
      <style:paragraph-properties fo:margin-top="0.1cm" fo:margin-bottom="0cm"/>
      <style:text-properties fo:font-size="20pt" style:font-size-asian="20pt" style:font-size-complex="20pt"/>
    </style:style>
    <style:style style:name="TS2_20_-_20_1_20_Column-outline9" style:display-name="TS2 - 1 Column-outline9" style:family="presentation" style:parent-style-name="TS2_20_-_20_1_20_Column-outline8">
      <style:paragraph-properties fo:margin-top="0.1cm" fo:margin-bottom="0cm"/>
      <style:text-properties fo:font-size="20pt" style:font-size-asian="20pt" style:font-size-complex="20pt"/>
    </style:style>
    <style:style style:name="TS2_20_-_20_1_20_Column-subtitle" style:display-name="TS2 - 1 Column-subtitle" style:family="presentation">
      <style:graphic-properties draw:stroke="none" draw:fill="none" draw:textarea-vertical-align="middle">
        <text:list-style style:name="TS2_20_-_20_1_20_Column-subtitle" style:display-name="TS2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S2_20_-_20_1_20_Column-title" style:display-name="TS2 - 1 Column-title" style:family="presentation">
      <style:graphic-properties draw:stroke="none" draw:fill="none" draw:textarea-vertical-align="middle">
        <text:list-style style:name="TS2_20_-_20_1_20_Column-title" style:display-name="TS2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849cm" fo:page-height="31.415cm" style:print-orientation="landscape"/>
    </style:page-layout>
    <style:page-layout style:name="PM2">
      <style:page-layout-properties fo:margin-top="0cm" fo:margin-bottom="0cm" fo:margin-left="0cm" fo:margin-right="0cm" fo:page-width="55.845cm" fo:page-height="31.415cm" style:print-orientation="portrait"/>
    </style:page-layout>
    <style:page-layout style:name="PM3">
      <style:page-layout-properties fo:margin-top="0cm" fo:margin-bottom="0cm" fo:margin-left="0cm" fo:margin-right="0cm" fo:page-width="55.845cm" fo:page-height="31.41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96cm, 6.489cm, 2.795cm, 10.04cm)" draw:image-opacity="100%" style:mirror="none"/>
    </style:style>
    <style:style style:name="Mgr4" style:family="graphic" style:parent-style-name="standard">
      <style:graphic-properties draw:stroke="solid" svg:stroke-width="0.026cm" svg:stroke-color="#d9d9d9"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96cm, 21.259cm, 2.795cm, 34.364cm)" draw:image-opacity="100%" style:mirror="none"/>
    </style:style>
    <style:style style:name="Mgr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cm, 0cm, 0cm, 6.517cm)" draw:image-opacity="100%" style:mirror="none"/>
    </style:style>
    <style:style style:name="Mgr9" style:family="graphic" style:parent-style-name="standard">
      <style:graphic-properties draw:stroke="solid" svg:stroke-width="0.026cm" svg:stroke-color="#002553" draw:stroke-linejoin="round" draw:fill="none" draw:textarea-vertical-align="top" draw:auto-grow-height="false" draw:fit-to-size="false" style:shrink-to-fit="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172852" draw:textarea-vertical-align="top" draw:auto-grow-height="false" draw:fit-to-size="false" style:shrink-to-fit="false" fo:min-height="0cm" fo:min-width="0cm" fo:padding-top="0.127cm" fo:padding-bottom="0.127cm" fo:padding-left="0.254cm" fo:padding-right="0.254cm" fo:wrap-option="wrap"/>
    </style:style>
    <style:style style:name="Mpr1" style:family="presentation" style:parent-style-name="Title_20_Slide_20_1_20_Dark-title">
      <style:graphic-properties draw:stroke="none" svg:stroke-width="0cm" draw:fill="none" draw:textarea-vertical-align="bottom" draw:auto-grow-height="false" draw:fit-to-size="false" style:shrink-to-fit="false" fo:min-height="5.246cm" fo:padding-top="0.127cm" fo:padding-bottom="0.127cm" fo:padding-left="0.254cm" fo:padding-right="0.254cm" fo:wrap-option="wrap"/>
    </style:style>
    <style:style style:name="Mpr2" style:family="presentation" style:parent-style-name="Title_20_Slide_20_1_20_Dark-backgroundobjects">
      <style:graphic-properties draw:stroke="none" draw:fill="none" draw:fill-color="#ffffff" draw:auto-grow-height="false" fo:min-height="1.485cm"/>
    </style:style>
    <style:style style:name="Mpr3" style:family="presentation" style:parent-style-name="Title_20_Slide_20_1_20_Dark-backgroundobjects">
      <style:graphic-properties draw:stroke="none" draw:fill="none" draw:fill-color="#ffffff" draw:textarea-vertical-align="bottom" draw:auto-grow-height="false" fo:min-height="1.485cm"/>
    </style:style>
    <style:style style:name="Mpr4" style:family="presentation" style:parent-style-name="TS1_20_-_20_1_20_Column-backgroundobjects">
      <style:graphic-properties draw:stroke="none" draw:fill="none" draw:fill-color="#ffffff" draw:auto-grow-height="false" fo:min-height="1.57cm"/>
    </style:style>
    <style:style style:name="Mpr5" style:family="presentation" style:parent-style-name="TS1_20_-_20_1_20_Column-backgroundobjects">
      <style:graphic-properties draw:stroke="none" draw:fill="none" draw:fill-color="#ffffff" draw:textarea-vertical-align="bottom" draw:auto-grow-height="false" fo:min-height="1.57cm"/>
    </style:style>
    <style:style style:name="Mpr6" style:family="presentation" style:parent-style-name="TS2_20_-_20_1_20_Column-backgroundobjects">
      <style:graphic-properties draw:stroke="none" draw:fill="none" draw:fill-color="#ffffff" draw:auto-grow-height="false" fo:min-height="1.57cm"/>
    </style:style>
    <style:style style:name="Mpr7" style:family="presentation" style:parent-style-name="TS2_20_-_20_1_20_Column-backgroundobjects">
      <style:graphic-properties draw:stroke="none" draw:fill="none" draw:fill-color="#ffffff" draw:textarea-vertical-align="bottom" draw:auto-grow-height="false" fo:min-height="1.5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solid" draw:fill-color="#172852"/>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_20_1_20_Dark" style:display-name="Title Slide 1 Dark" style:page-layout-name="PM1" draw:style-name="Mdp1">
      <draw:frame draw:name="Google Shape;14;p5" draw:style-name="Mgr3" draw:text-style-name="MP5" draw:layer="backgroundobjects" svg:width="55.848cm" svg:height="31.414cm" svg:x="0cm" svg:y="0cm">
        <draw:image xlink:href="Pictures/10000000000009C400000652C22564D9346F718D.jpg" xlink:type="simple" xlink:show="embed" xlink:actuate="onLoad">
          <text:p/>
        </draw:image>
      </draw:frame>
      <draw:custom-shape draw:name="Google Shape;15;p5" draw:style-name="Mgr4" draw:text-style-name="MP5" draw:layer="backgroundobjects" svg:width="0.001cm" svg:height="13.399cm" svg:x="19.458cm" svg:y="9.081cm">
        <text:p/>
        <draw:enhanced-geometry draw:mirror-horizontal="false" draw:mirror-vertical="false" svg:viewBox="0 0 21600 21600" draw:type="mso-spt32" draw:enhanced-path="M 0 0 L 21600 21600 N"/>
      </draw:custom-shape>
      <draw:frame draw:name="Google Shape;16;p5" presentation:style-name="Mpr1" draw:text-style-name="MP6" draw:layer="backgroundobjects" svg:width="33.018cm" svg:height="3.668cm" svg:x="19.458cm" svg:y="12.442cm" presentation:class="title" presentation:user-transformed="true">
        <draw:text-box>
          <text:p/>
        </draw:text-box>
      </draw:frame>
      <draw:frame draw:name="Google Shape;18;p5" draw:style-name="Mgr5" draw:text-style-name="MP5" draw:layer="backgroundobjects" svg:width="6.234cm" svg:height="8.625cm" svg:x="6.969cm" svg:y="11.315cm">
        <draw:image xlink:href="Pictures/10000201000001CB0000027B11695CCD4A476583.png" xlink:type="simple" xlink:show="embed" xlink:actuate="onLoad">
          <text:p/>
        </draw:image>
      </draw:frame>
      <draw:frame presentation:style-name="Title_20_Slide_20_1_20_Dark-outline1" draw:layer="backgroundobjects" svg:width="50.263cm" svg:height="18.219cm" svg:x="2.792cm" svg:y="7.351cm" presentation:class="outline" presentation:placeholder="true">
        <draw:text-box/>
      </draw:frame>
      <presentation:notes style:page-layout-name="PM2">
        <draw:page-thumbnail presentation:style-name="Title_20_Slide_20_1_20_Dark-title" draw:layer="backgroundobjects" svg:width="19.798cm" svg:height="11.136cm" svg:x="0.6cm" svg:y="2.257cm" presentation:class="page"/>
        <draw:frame presentation:style-name="Title_20_Slide_20_1_20_Dar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S1_20_-_20_1_20_Column" style:display-name="TS1 - 1 Column" style:page-layout-name="PM1" draw:style-name="Mdp1">
      <draw:frame draw:name="Google Shape;50;p6" draw:style-name="Mgr6" draw:text-style-name="MP5" draw:layer="backgroundobjects" svg:width="9.07cm" svg:height="31.414cm" svg:x="0cm" svg:y="0cm">
        <draw:image xlink:href="Pictures/10000000000009C400000652C22564D9346F718D.jpg" xlink:type="simple" xlink:show="embed" xlink:actuate="onLoad">
          <text:p/>
        </draw:image>
      </draw:frame>
      <draw:frame draw:name="Google Shape;51;p6" draw:style-name="Mgr5" draw:text-style-name="MP5" draw:layer="backgroundobjects" svg:width="3.879cm" svg:height="5.367cm" svg:x="2.546cm" svg:y="1.024cm">
        <draw:image xlink:href="Pictures/10000201000001CB0000027B11695CCD4A476583.png" xlink:type="simple" xlink:show="embed" xlink:actuate="onLoad">
          <text:p/>
        </draw:image>
      </draw:frame>
      <draw:custom-shape draw:name="Google Shape;52;p6" draw:style-name="Mgr7" draw:text-style-name="MP8" draw:layer="backgroundobjects" svg:width="5.595cm" svg:height="2.031cm" svg:x="1.738cm" svg:y="29.018cm">
        <text:p text:style-name="MP7"><text:span text:style-name="MT1">CURIOUS</text:span></text:p>
        <text:p text:style-name="MP7"><text:span text:style-name="MT1">SMART</text:span></text:p>
        <text:p text:style-name="MP7"><text:span text:style-name="MT1">TENACI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p6" draw:style-name="Mgr8" draw:text-style-name="MP5" draw:layer="backgroundobjects" svg:width="46.164cm" svg:height="0.595cm" draw:transform="rotate (-3.14159265358979) translate (55.849cm 6.394cm)">
        <draw:image xlink:href="Pictures/10000201000004D90000000F41F8D5A7207CD988.png" xlink:type="simple" xlink:show="embed" xlink:actuate="onLoad">
          <text:p/>
        </draw:image>
      </draw:frame>
      <draw:frame draw:name="Google Shape;60;p7" presentation:style-name="TS1_20_-_20_1_20_Column-outline1" draw:layer="backgroundobjects" svg:width="43.941cm" svg:height="20.316cm" svg:x="9.398cm" svg:y="8.8cm" presentation:class="outline" presentation:placeholder="true" presentation:user-transformed="true">
        <draw:text-box/>
      </draw:frame>
      <draw:frame draw:name="Google Shape;61;p7" presentation:style-name="TS1_20_-_20_1_20_Column-title" draw:layer="backgroundobjects" svg:width="43.941cm" svg:height="5.451cm" svg:x="9.398cm" svg:y="1.671cm" presentation:class="title" presentation:placeholder="true" presentation:user-transformed="true">
        <draw:text-box/>
      </draw:frame>
      <draw:frame draw:name="Google Shape;62;p7" presentation:style-name="TS1_20_-_20_1_20_Column-outline1" draw:layer="backgroundobjects" svg:width="43.941cm" svg:height="1.581cm" svg:x="9.398cm" svg:y="7.124cm" presentation:class="outline" presentation:placeholder="true" presentation:user-transformed="true">
        <draw:text-box/>
      </draw:frame>
      <presentation:notes style:page-layout-name="PM3">
        <draw:page-thumbnail presentation:style-name="TS1_20_-_20_1_20_Column-title" draw:layer="backgroundobjects" svg:width="20.941cm" svg:height="11.779cm" svg:x="17.451cm" svg:y="2.387cm" presentation:class="page"/>
        <draw:frame presentation:style-name="TS1_20_-_20_1_20_Column-notes" draw:layer="backgroundobjects" svg:width="44.675cm" svg:height="14.135cm" svg:x="5.584cm" svg:y="14.922cm" presentation:class="notes" presentation:placeholder="true">
          <draw:text-box/>
        </draw:frame>
        <draw:frame presentation:style-name="Mpr4" draw:text-style-name="MP2" draw:layer="backgroundobjects" svg:width="24.235cm" svg:height="1.569cm" svg:x="0cm" svg:y="0cm" presentation:class="header">
          <draw:text-box>
            <text:p text:style-name="MP1"><presentation:header/></text:p>
          </draw:text-box>
        </draw:frame>
        <draw:frame presentation:style-name="Mpr4" draw:text-style-name="MP4" draw:layer="backgroundobjects" svg:width="24.235cm" svg:height="1.569cm" svg:x="31.609cm" svg:y="0cm" presentation:class="date-time">
          <draw:text-box>
            <text:p text:style-name="MP3"><presentation:date-time/></text:p>
          </draw:text-box>
        </draw:frame>
        <draw:frame presentation:style-name="Mpr5" draw:text-style-name="MP2" draw:layer="backgroundobjects" svg:width="24.235cm" svg:height="1.569cm" svg:x="0cm" svg:y="29.845cm" presentation:class="footer">
          <draw:text-box>
            <text:p text:style-name="MP1"><presentation:footer/></text:p>
          </draw:text-box>
        </draw:frame>
        <draw:frame presentation:style-name="Mpr5" draw:text-style-name="MP4" draw:layer="backgroundobjects" svg:width="24.235cm" svg:height="1.569cm" svg:x="31.609cm" svg:y="29.845cm" presentation:class="page-number">
          <draw:text-box>
            <text:p text:style-name="MP3"><text:page-number>1</text:page-number></text:p>
          </draw:text-box>
        </draw:frame>
      </presentation:notes>
    </style:master-page>
    <style:master-page style:name="TS2_20_-_20_1_20_Column" style:display-name="TS2 - 1 Column" style:page-layout-name="PM1" draw:style-name="Mdp1">
      <draw:frame draw:name="Google Shape;81;p8" draw:style-name="Mgr8" draw:text-style-name="MP5" draw:layer="backgroundobjects" svg:width="46.164cm" svg:height="0.595cm" draw:transform="rotate (-3.14159265358979) translate (55.849cm 6.394cm)">
        <draw:image xlink:href="Pictures/10000201000004D90000000F41F8D5A7207CD988.png" xlink:type="simple" xlink:show="embed" xlink:actuate="onLoad">
          <text:p/>
        </draw:image>
      </draw:frame>
      <draw:frame draw:name="Google Shape;82;p8" draw:style-name="Mgr5" draw:text-style-name="MP5" draw:layer="backgroundobjects" svg:width="16.233cm" svg:height="1.1cm" svg:x="19.807cm" svg:y="15.157cm">
        <draw:image xlink:href="Pictures/10000200000002CF00000041CC646637578FD2EB.png" xlink:type="simple" xlink:show="embed" xlink:actuate="onLoad">
          <text:p/>
        </draw:image>
      </draw:frame>
      <draw:custom-shape draw:name="Google Shape;83;p8" draw:style-name="Mgr9" draw:text-style-name="MP8" draw:layer="backgroundobjects" svg:width="13.205cm" svg:height="0.126cm" draw:transform="rotate (-3.14159265358979) translate (37.568cm 29.173cm)">
        <text:p text:style-name="MP7"/>
        <draw:enhanced-geometry draw:mirror-horizontal="true" draw:mirror-vertical="false" drawooo:sub-view-size="4083684 120000" draw:text-areas="0 0 ?f0 ?f1" svg:viewBox="0 0 0 0" draw:type="ooxml-non-primitive" draw:enhanced-path="M 0 0 L 4083645 0 N">
          <draw:equation draw:name="f0" draw:formula="logwidth"/>
          <draw:equation draw:name="f1" draw:formula="logheight"/>
        </draw:enhanced-geometry>
      </draw:custom-shape>
      <draw:custom-shape draw:name="Google Shape;84;p8" draw:style-name="Mgr10" draw:text-style-name="MP9" draw:layer="backgroundobjects" svg:width="15.679cm" svg:height="0.507cm" svg:x="23.409cm" svg:y="30.091cm">
        <text:p/>
        <draw:enhanced-geometry draw:mirror-horizontal="false" draw:mirror-vertical="false" drawooo:sub-view-size="5428059 167989" draw:text-areas="0 0 ?f0 ?f1" svg:viewBox="0 0 0 0" draw:type="ooxml-non-primitive" draw:enhanced-path="M 2737433 30919 L 2737433 75009 2748595 75009 C 2759534 75009 2767608 73186 2772817 69540 2778026 65893 2780630 60163 2780630 52350 2780630 44611 2777970 39104 2772649 35830 2767329 32556 2759087 30919 2747925 30919 Z M 508583 30919 L 508583 75009 519745 75009 C 530684 75009 538758 73186 543967 69540 549176 65893 551780 60163 551780 52350 551780 44611 549120 39104 543799 35830 538479 32556 530238 30919 519075 30919 Z M 4897561 28798 C 4883795 28798 4873414 33430 4866419 42695 4859424 51959 4855927 65707 4855927 83939 4855927 102170 4859387 115900 4866307 125127 4873228 134354 4883571 138968 4897338 138968 4924945 138968 4938749 120625 4938749 83939 4938749 47178 4925020 28798 4897561 28798 Z M 925637 28798 C 911870 28798 901489 33430 894494 42695 887500 51959 884002 65707 884002 83939 884002 102170 887462 115900 894383 125127 901303 134354 911647 138968 925413 138968 953021 138968 966825 120625 966825 83939 966825 47178 953095 28798 925637 28798 Z M 4275683 27235 C 4273227 36760 4266195 60312 4254587 97891 L 4297115 97891 C 4286175 62694 4280018 42788 4278641 38174 4277265 33560 4276279 29914 4275683 27235 Z M 2523083 27235 C 2520627 36760 2513595 60312 2501987 97891 L 2544515 97891 C 2533575 62694 2527418 42788 2526041 38174 2524665 33560 2523679 29914 2523083 27235 Z M 5082964 2567 L 5117455 2567 5117455 102468 C 5117455 115044 5119985 124271 5125045 130150 5130105 136029 5138477 138968 5150160 138968 5161471 138968 5169675 136010 5174772 130094 5179869 124178 5182418 114895 5182418 102245 L 5182418 2567 5216909 2567 5216909 108161 C 5216909 120216 5214211 130782 5208817 139861 5203421 148939 5195627 155897 5185432 160734 5175237 165571 5163182 167989 5149267 167989 5128282 167989 5111985 162613 5100377 151860 5088768 141107 5082964 126392 5082964 107714 Z M 4674505 2567 L 4709108 2567 4709108 165757 4674505 165757 Z M 3950605 2567 L 3994249 2567 4065129 124792 4065910 124792 C 4064793 103584 4064235 88590 4064235 79809 L 4064235 2567 4095378 2567 4095378 165757 4051399 165757 3980408 42304 3979403 42304 C 3980817 64107 3981525 79660 3981525 88962 L 3981525 165757 3950605 165757 Z M 3750580 2567 L 3844565 2567 3844565 30919 3785183 30919 3785183 66749 3840435 66749 3840435 95101 3785183 95101 3785183 137182 3844565 137182 3844565 165757 3750580 165757 Z M 3525069 2567 L 3648298 2567 3648298 31365 3603985 31365 3603985 165757 3569382 165757 3569382 31365 3525069 31365 Z M 2915469 2567 L 3038698 2567 3038698 31365 2994385 31365 2994385 165757 2959782 165757 2959782 31365 2915469 31365 Z M 2702830 2567 L 2750381 2567 C 2772556 2567 2788965 6604 2799606 14678 2810247 22752 2815568 35012 2815568 51457 2815568 61056 2812926 69595 2807643 77074 2802359 84553 2794881 90413 2785207 94654 2809763 131340 2825763 155041 2833204 165757 L 2794806 165757 2755850 103138 2737433 103138 2737433 165757 2702830 165757 Z M 2169430 2567 L 2216535 2567 2255155 127359 2255825 127359 2296790 2567 2343894 2567 2343894 165757 2311636 165757 2311636 88515 C 2311636 84869 2311691 80665 2311803 75902 2311915 71140 2312417 58489 2313310 37951 L 2312305 37951 2270224 165757 2238524 165757 2199233 37728 2198229 37728 C 2199643 63773 2200349 81148 2200349 89855 L 2200349 165757 2169430 165757 Z M 1111039 2567 L 1145530 2567 1145530 102468 C 1145530 115044 1148060 124271 1153120 130150 1158181 136029 1166552 138968 1178235 138968 1189546 138968 1197750 136010 1202847 130094 1207945 124178 1210493 114895 1210493 102245 L 1210493 2567 1244985 2567 1244985 108161 C 1244985 120216 1242287 130782 1236892 139861 1231497 148939 1223702 155897 1213507 160734 1203313 165571 1191257 167989 1177342 167989 1156357 167989 1140061 162613 1128452 151860 1116843 141107 1111039 126392 1111039 107714 Z M 702581 2567 L 737183 2567 737183 165757 702581 165757 Z M 473981 2567 L 521531 2567 C 543706 2567 560115 6604 570756 14678 581397 22752 586718 35012 586718 51457 586718 61056 584076 69595 578793 77074 573509 84553 566031 90413 556357 94654 580914 131340 596913 155041 604354 165757 L 565956 165757 527001 103138 508583 103138 508583 165757 473981 165757 Z M 225214 2567 L 259705 2567 259705 102468 C 259705 115044 262235 124271 267296 130150 272356 136029 280727 138968 292410 138968 303721 138968 311925 136010 317023 130094 322120 124178 324669 114895 324669 102245 L 324669 2567 359160 2567 359160 108161 C 359160 120216 356462 130782 351067 139861 345672 148939 337877 155897 327683 160734 317488 165571 305433 167989 291517 167989 270533 167989 254236 162613 242627 151860 231019 141107 225214 126392 225214 107714 Z M 4254363 1897 L 4296668 1897 4354487 165757 4317206 165757 4305375 126913 4245881 126913 4234049 165757 4196767 165757 Z M 2501763 1897 L 2544068 1897 2601888 165757 2564606 165757 2552775 126913 2493280 126913 2481449 165757 2444167 165757 Z M 5378834 223 C 5387317 223 5395410 1228 5403112 3237 5410813 5246 5418869 8074 5427277 11720 L 5416115 38621 C 5407409 35049 5400209 32556 5394517 31142 5388825 29728 5383225 29021 5377718 29021 5371169 29021 5366147 30547 5362649 33598 5359151 36649 5357403 40630 5357403 45541 5357403 48592 5358110 51252 5359523 53522 5360937 55792 5363189 57987 5366277 60108 5369365 62228 5376676 66042 5388211 71549 5403465 78841 5413921 86153 5419576 93482 5425231 100812 5428059 109798 5428059 120439 5428059 135173 5422757 146781 5412153 155265 5401549 163748 5386797 167989 5367895 167989 5350483 167989 5335079 164715 5321684 158167 L 5321684 126020 C 5332697 130931 5342018 134391 5349645 136401 5357273 138410 5364249 139414 5370574 139414 5378165 139414 5383987 137963 5388043 135061 5392099 132159 5394127 127843 5394127 122113 5394127 118913 5393233 116067 5391447 113574 5389661 111081 5387039 108681 5383578 106375 5380118 104068 5373067 100384 5362426 95324 5352455 90636 5344976 86134 5339990 81818 5335005 77502 5331023 72479 5328047 66749 5325070 61019 5323581 54322 5323581 46657 5323581 32221 5328475 20873 5338260 12613 5348045 4353 5361570 223 5378834 223 Z M 4524747 223 C 4540597 223 4556522 4055 4572521 11720 L 4561359 39848 C 4555257 36946 4549117 34416 4542941 32258 4536765 30100 4530700 29021 4524747 29021 4511725 29021 4501641 33914 4494497 43699 4487354 53485 4483782 67121 4483782 84608 4483782 120997 4497437 139191 4524747 139191 4536207 139191 4550085 136326 4566381 130596 L 4566381 159618 C 4552987 165199 4538030 167989 4521510 167989 4497772 167989 4479615 160790 4467039 146391 4454463 131992 4448175 111323 4448175 84385 4448175 67419 4451263 52555 4457439 39793 4463616 27031 4472490 17245 4484061 10436 4495633 3627 4509195 223 4524747 223 Z M 2016509 223 C 2024993 223 2033085 1228 2040787 3237 2048489 5246 2056544 8074 2064953 11720 L 2053791 38621 C 2045085 35049 2037885 32556 2032192 31142 2026499 29728 2020900 29021 2015393 29021 2008845 29021 2003822 30547 2000324 33598 1996827 36649 1995078 40630 1995078 45541 1995078 48592 1995785 51252 1997199 53522 1998613 55792 2000864 57987 2003952 60108 2007040 62228 2014351 66042 2025885 71549 2041140 78841 2051596 86153 2057251 93482 2062907 100812 2065734 109798 2065734 120439 2065734 135173 2060432 146781 2049828 155265 2039224 163748 2024471 167989 2005571 167989 1988158 167989 1972754 164715 1959359 158167 L 1959359 126020 C 1970373 130931 1979693 134391 1987321 136401 1994948 138410 2001924 139414 2008249 139414 2015840 139414 2021663 137963 2025718 135061 2029774 132159 2031801 127843 2031801 122113 2031801 118913 2030909 116067 2029123 113574 2027337 111081 2024713 108681 2021253 106375 2017793 104068 2010742 100384 2000101 95324 1990130 90636 1982651 86134 1977665 81818 1972679 77502 1968698 72479 1965722 66749 1962745 61019 1961257 54322 1961257 46657 1961257 32221 1966150 20873 1975935 12613 1985721 4353 1999245 223 2016509 223 Z M 1406909 223 C 1415393 223 1423485 1228 1431187 3237 1438889 5246 1446944 8074 1455353 11720 L 1444191 38621 C 1435484 35049 1428285 32556 1422592 31142 1416899 29728 1411300 29021 1405793 29021 1399245 29021 1394222 30547 1390724 33598 1387227 36649 1385478 40630 1385478 45541 1385478 48592 1386185 51252 1387599 53522 1389013 55792 1391264 57987 1394352 60108 1397440 62228 1404751 66042 1416285 71549 1431540 78841 1441996 86153 1447651 93482 1453307 100812 1456134 109798 1456134 120439 1456134 135173 1450832 146781 1440228 155265 1429624 163748 1414872 167989 1395971 167989 1378557 167989 1363154 164715 1349759 158167 L 1349759 126020 C 1360773 130931 1370093 134391 1377720 136401 1385348 138410 1392324 139414 1398649 139414 1406240 139414 1412063 137963 1416118 135061 1420174 132159 1422201 127843 1422201 122113 1422201 118913 1421308 116067 1419523 113574 1417737 111081 1415114 108681 1411653 106375 1408193 104068 1401142 100384 1390501 95324 1380530 90636 1373051 86134 1368065 81818 1363079 77502 1359098 72479 1356122 66749 1353145 61019 1351657 54322 1351657 46657 1351657 32221 1356550 20873 1366335 12613 1376121 4353 1389645 223 1406909 223 Z M 76572 223 C 92422 223 108347 4055 124346 11720 L 113184 39848 C 107082 36946 100943 34416 94767 32258 88590 30100 82525 29021 76572 29021 63550 29021 53467 33914 46323 43699 39179 53485 35607 67121 35607 84608 35607 120997 49262 139191 76572 139191 88032 139191 101910 136326 118207 130596 L 118207 159618 C 104812 165199 89855 167989 73335 167989 49597 167989 31440 160790 18864 146391 6288 131992 0 111323 0 84385 0 67419 3088 52555 9265 39793 15441 27031 24315 17245 35886 10436 47458 3627 61020 223 76572 223 Z M 4897561 0 C 4922639 0 4941819 7218 4955102 21654 4968385 36090 4975027 56852 4975027 83939 4975027 110951 4968329 131713 4954935 146223 4941540 160734 4922341 167989 4897338 167989 4872335 167989 4853136 160734 4839741 146223 4826347 131713 4819649 110877 4819649 83715 4819649 56554 4826365 35811 4839797 21487 4853229 7162 4872483 0 4897561 0 Z M 925637 0 C 950714 0 969895 7218 983177 21654 996460 36090 1003102 56852 1003102 83939 1003102 110951 996404 131713 983010 146223 969615 160734 950417 167989 925413 167989 900410 167989 881212 160734 867817 146223 854422 131713 847725 110877 847725 83715 847725 56554 854441 35811 867873 21487 881305 7162 900559 0 925637 0 Z N">
          <draw:equation draw:name="f0" draw:formula="logwidth"/>
          <draw:equation draw:name="f1" draw:formula="logheight"/>
        </draw:enhanced-geometry>
      </draw:custom-shape>
      <draw:frame draw:name="Google Shape;86;p8" draw:style-name="Mgr5" draw:text-style-name="MP5" draw:layer="backgroundobjects" svg:width="3.879cm" svg:height="5.367cm" svg:x="2.546cm" svg:y="1.024cm">
        <draw:image xlink:href="Pictures/10000201000001CB0000027B962AA7FC7A22B31F.png" xlink:type="simple" xlink:show="embed" xlink:actuate="onLoad">
          <text:p/>
        </draw:image>
      </draw:frame>
      <draw:frame draw:name="Google Shape;90;p9" presentation:style-name="TS2_20_-_20_1_20_Column-outline1" draw:layer="backgroundobjects" svg:width="43.941cm" svg:height="20.316cm" svg:x="9.398cm" svg:y="8.8cm" presentation:class="outline" presentation:placeholder="true" presentation:user-transformed="true">
        <draw:text-box/>
      </draw:frame>
      <draw:frame draw:name="Google Shape;91;p9" presentation:style-name="TS2_20_-_20_1_20_Column-title" draw:layer="backgroundobjects" svg:width="43.941cm" svg:height="5.452cm" svg:x="9.398cm" svg:y="1.671cm" presentation:class="title" presentation:placeholder="true" presentation:user-transformed="true">
        <draw:text-box/>
      </draw:frame>
      <draw:frame draw:name="Google Shape;92;p9" presentation:style-name="TS2_20_-_20_1_20_Column-outline1" draw:layer="backgroundobjects" svg:width="43.941cm" svg:height="1.581cm" svg:x="9.398cm" svg:y="7.124cm" presentation:class="outline" presentation:placeholder="true" presentation:user-transformed="true">
        <draw:text-box/>
      </draw:frame>
      <presentation:notes style:page-layout-name="PM3">
        <draw:page-thumbnail presentation:style-name="TS2_20_-_20_1_20_Column-title" draw:layer="backgroundobjects" svg:width="20.941cm" svg:height="11.779cm" svg:x="17.451cm" svg:y="2.387cm" presentation:class="page"/>
        <draw:frame presentation:style-name="TS2_20_-_20_1_20_Column-notes" draw:layer="backgroundobjects" svg:width="44.675cm" svg:height="14.135cm" svg:x="5.584cm" svg:y="14.922cm" presentation:class="notes" presentation:placeholder="true">
          <draw:text-box/>
        </draw:frame>
        <draw:frame presentation:style-name="Mpr6" draw:text-style-name="MP2" draw:layer="backgroundobjects" svg:width="24.235cm" svg:height="1.569cm" svg:x="0cm" svg:y="0cm" presentation:class="header">
          <draw:text-box>
            <text:p text:style-name="MP1"><presentation:header/></text:p>
          </draw:text-box>
        </draw:frame>
        <draw:frame presentation:style-name="Mpr6" draw:text-style-name="MP4" draw:layer="backgroundobjects" svg:width="24.235cm" svg:height="1.569cm" svg:x="31.609cm" svg:y="0cm" presentation:class="date-time">
          <draw:text-box>
            <text:p text:style-name="MP3"><presentation:date-time/></text:p>
          </draw:text-box>
        </draw:frame>
        <draw:frame presentation:style-name="Mpr7" draw:text-style-name="MP2" draw:layer="backgroundobjects" svg:width="24.235cm" svg:height="1.569cm" svg:x="0cm" svg:y="29.845cm" presentation:class="footer">
          <draw:text-box>
            <text:p text:style-name="MP1"><presentation:footer/></text:p>
          </draw:text-box>
        </draw:frame>
        <draw:frame presentation:style-name="Mpr7" draw:text-style-name="MP4" draw:layer="backgroundobjects" svg:width="24.235cm" svg:height="1.569cm" svg:x="31.609cm" svg:y="29.845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16T17:55:08</meta:creation-date>
    <meta:initial-creator>Easton, Julia F.</meta:initial-creator>
    <meta:document-statistic meta:object-count="62"/>
    <meta:generator>LibreOfficeDev/6.0.5.2$Linux_X86_64 LibreOffice_project/</meta:generator>
    <meta:user-defined meta:name="ContentTypeId">0x010100E78D38D83908C74ABC0FE6C27F65AF28</meta:user-defined>
    <meta:user-defined meta:name="Created" meta:value-type="date">2020-06-17T00:00:00</meta:user-defined>
    <meta:user-defined meta:name="Creator">Adobe Illustrator 24.2 (Windows)</meta:user-defined>
    <meta:user-defined meta:name="LastSaved" meta:value-type="date">2020-06-17T00:00:00</meta:user-defined>
    <meta:user-defined meta:name="MediaServiceImageTags" meta:value-type="string"/>
  </office:meta>
</office:document-meta>
</file>